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0.5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4c6" fo:wrap-option="no-wrap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fo:background-color="transparent"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1020" table:default-cell-style-name="ce6"/>
        <table:table-row table:style-name="ro1"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metodo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respuest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Esta es la pagina inici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ocalhost:3000/categoria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[{"id":1,"nombre":"CIENTIFICOS"},{"id":2,"nombre":"LITERATURA"},{"id":3,"nombre":"VIAJES"},{"id":4,"nombre":"BIOGRAFIAS"},{"id":5,"nombre":"TEXTO"},{"id":6,"nombre":"CONSULTA"},{"id":7,"nombre":"MONOGRAFIAS"},{"id":8,"nombre":"POETICOS"},{"id":9,"nombre":"JUVENILES"},{"id":10,"nombre":"ROMANTICONA"}]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/1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{"id":1,"nombre":"CIENTIFICOS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/1000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{"Error inesperado":"Categoria No Encontrada.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/aaa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{"Error inesperado":"Se esperaba un Numero.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 "romanticona"}</text:p>
          </table:table-cell>
          <table:table-cell table:style-name="ce4" office:value-type="string" calcext:value-type="string">
            <text:p>{"id":10,"nombre":"ROMANTICONA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 "romanticona"}</text:p>
          </table:table-cell>
          <table:table-cell table:style-name="ce4" office:value-type="string" calcext:value-type="string">
            <text:p>{"Error inesperado":"La Categoria ya se encuentra Ingresada.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 "11"}</text:p>
          </table:table-cell>
          <table:table-cell table:style-name="ce4" office:value-type="string" calcext:value-type="string">
            <text:p>{"Error inesperado":"El nombre debe contener solo letras y no puede estar vací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 ""}</text:p>
          </table:table-cell>
          <table:table-cell table:style-name="ce4" office:value-type="string" calcext:value-type="string">
            <text:p>{"Error inesperado":"El nombre debe contener solo letras y no puede estar vací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 <text:s/>}</text:p>
          </table:table-cell>
          <table:table-cell table:style-name="ce4" office:value-type="string" calcext:value-type="string">
            <text:p>{"Error inesperado":"El nombre debe contener solo letras y no puede estar vací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/1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Error inesperado":"Esta categoría tiene libros asociados, no se puede borrar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/1000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Error inesperado":"Categoria No Encontrada.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/aaa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Error inesperado":"Se esperaba un Numero.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/10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mensaje":"Se Borro Correctamente."}</text:p>
          </table:table-cell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[{"id":1,"nombre":"juan","apellido":"estevanez","email":"jestevanez@yahoo.com.ar","alias":"juanchie"},{"id":2,"nombre":"Roberto","apellido":"Armani","email":"rarmani@yahoo.com.ar","alias":"armanito"},{"id":3,"nombre":"LITO","apellido":"Nebbia","email":"litonebbia@hotmail.com.ar","alias":"LITO"},{"id":4,"nombre":"JOSE","apellido":"ZARACA","email":"JOSEZ@HOTMAIL.COM.AR","alias":"JOSELITO"},{"id":5,"nombre":"BARTOLOMEO","apellido":"SIMPSON","email":"BARTOLOMEOS@GMAIL.COM","alias":"BART"},{"id":6,"nombre":"ALFREDO","apellido":"CASEROS","email":"ACASEROS@GMAIL.COM","alias":"ALFREDITO"}]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/1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{"id":1,"nombre":"juan","apellido":"estevanez","email":"jestevanez@yahoo.com.ar","alias":"juanchie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/1000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{"message":"No existe el id solicitad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/aaa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{"message":"No existe el id solicitad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gary","apellido":"paucha","alias":"guampa","email":"gary@email.com"}</text:p>
          </table:table-cell>
          <table:table-cell table:style-name="ce4" office:value-type="string" calcext:value-type="string">
            <text:p>{"message":{"Persona registrada":{"message":"Persona registrada","result":{"id":7,"nombre":"GARY","apellido":"PAUCHA","alias":"GUAMPA","email":"GARY@EMAIL.COM"}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gary","apellido":"paucha","alias":"guampa","email":"gary@email.com"}</text:p>
          </table:table-cell>
          <table:table-cell table:style-name="ce4" office:value-type="string" calcext:value-type="string">
            <text:p>{"message":"Error: El email ya se encuentra registrad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1111","apellido":"paucha","alias":"guampa","email":"gary2@email.com"}</text:p>
          </table:table-cell>
          <table:table-cell table:style-name="ce4" office:value-type="string" calcext:value-type="string">
            <text:p>{"message":"El nombre debe contener solo letras y no puede estar vací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gary","apellido":"1111","alias":"guampa","email":"gary2@email.com"}</text:p>
          </table:table-cell>
          <table:table-cell table:style-name="ce4" office:value-type="string" calcext:value-type="string">
            <text:p>{"message":"El apellido debe contener solo letras y no puede estar vací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gary","apellido":"paucha","alias":"1111","email":"gary@email.com"}</text:p>
          </table:table-cell>
          <table:table-cell table:style-name="ce4" office:value-type="string" calcext:value-type="string">
            <text:p>{"message":"El alias debe contener solo letras y no puede estar vací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gary","apellido":"paucha","alias":"guampa","email":"1111"}</text:p>
          </table:table-cell>
          <table:table-cell table:style-name="ce4" office:value-type="string" calcext:value-type="string">
            <text:p>{"message":"El email debe tener cierta estructura: ejemplo@ejemplo.com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apellido":"paucha","alias":"guampa","email":"1111"}</text:p>
          </table:table-cell>
          <table:table-cell table:style-name="ce4" office:value-type="string" calcext:value-type="string">
            <text:p>{ <text:s/>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</text:p>
          </table:table-cell>
          <table:table-cell table:style-name="ce4" office:value-type="string" calcext:value-type="string">
            <text:p>POST</text:p>
          </table:table-cell>
          <table:table-cell table:number-columns-repeated="2" table:style-name="ce4" office:value-type="string" calcext:value-type="string">
            <text:p>{ <text:s/>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/7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vergara","apellido":"leuman","alias":"zorete","email":"<text:a xlink:href="mailto:vergara@email.com" xlink:type="simple">vergara@email.com</text:a>"}</text:p>
          </table:table-cell>
          <table:table-cell table:style-name="ce4" office:value-type="string" calcext:value-type="string">
            <text:p>{"message":"Datos del id 7 actualizados.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/1000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vergara","apellido":"leuman","alias":"zorete","email":"<text:a xlink:href="mailto:vergara@email.com" xlink:type="simple">vergara@email.com</text:a>"}</text:p>
          </table:table-cell>
          <table:table-cell table:style-name="ce4" office:value-type="string" calcext:value-type="string">
            <text:p>{"message":"No existe el id solicitad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/aaa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vergara","apellido":"leuman","alias":"zorete","email":"<text:a xlink:href="mailto:vergara@email.com" xlink:type="simple">vergara@email.com</text:a>"}</text:p>
          </table:table-cell>
          <table:table-cell table:style-name="ce4" office:value-type="string" calcext:value-type="string">
            <text:p>{"message":"No existe el id solicitad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/7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 <text:s/>}</text:p>
          </table:table-cell>
          <table:table-cell table:style-name="ce4" office:value-type="string" calcext:value-type="string">
            <text:p>{"message":"El nombre debe contener solo letras y no puede estar vací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/1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1111","apellido":"paucha","alias":"guampa","email":"gary2@email.com"}</text:p>
          </table:table-cell>
          <table:table-cell table:style-name="ce4" office:value-type="string" calcext:value-type="string">
            <text:p>{"message":"El nombre debe contener solo letras y no puede estar vací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/1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gary","apellido":"1111","alias":"guampa","email":"gary2@email.com"}</text:p>
          </table:table-cell>
          <table:table-cell table:style-name="ce4" office:value-type="string" calcext:value-type="string">
            <text:p>{"message":"El apellido debe contener solo letras y no puede estar vací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/1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gary","apellido":"paucha","alias":"1111","email":"gary@email.com"}</text:p>
          </table:table-cell>
          <table:table-cell table:style-name="ce4" office:value-type="string" calcext:value-type="string">
            <text:p>{"message":"El alias debe contener solo letras y no puede estar vací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persona/1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gary","apellido":"paucha","alias":"guampa","email":"1111"}</text:p>
          </table:table-cell>
          <table:table-cell table:style-name="ce4" office:value-type="string" calcext:value-type="string">
            <text:p>{"message":"No hubo actualización de datos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/4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Error inesperado":"Esta categoría tiene libros asociados, no se puede borrar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/1000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Error inesperado":"Categoria No Encontrada.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/aaa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Error inesperado":"Truncated incorrect DOUBLE value: 'aaa'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categoria/7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mensaje":"Se Borro Correctamente."}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ocalhost:3000/libro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[{"id":1,"nombre":"BESTIARIO","descripcion":"LIBRO DE CUENTOS DE JULIO CORTAZAR","personaId":4,"categoriaId":2},{"id":2,"nombre":"CONTINUIDAD DE LOS PARQUES","descripcion":"ES UN CUENTO DEL ESCRITOR ARGENTINO JULIO CORTÁZAR (1914-1984). APARECIÓ POR PRIMERA VEZ EN LA SEGUNDA EDICIÓN DEL LIBRO FINAL DEL JUEGO, DE EDITORIAL SUDAMERICANA (1964)","personaId":null,"categoriaId":2},{"id":3,"nombre":"EL TUNEL","descripcion":"OVELA CORTA ARGENTINA ESCRITA POR ERNESTO SABATO EN 1948. JUAN PABLO CASTEL, PERSONAJE PRINCIPAL Y NARRADOR, CUENTA DESDE LA CÁRCEL LOS MOTIVOS QUE LO LLEVARON A COMETER UN ASESINATO CONTRA SU AMANTE MARÍA IRIBARNE.","personaId":null,"categoriaId":2},{"id":4,"nombre":"CARRIE","descripcion":"ES LA PRIMERA NOVELA PUBLICADA POR EL ESCRITOR ESTADOUNIDENSE STEPHEN KING, EN 1974","personaId":null,"categoriaId":2},{"id":5,"nombre":"LA DIVINA COMEDIA","descripcion":"ES UN POEMA ESCRITO POR DANTE ALIGHIERI. SE DESCONOCE LA FECHA EXACTA EN QUE FUE REDACTADO","personaId":4,"categoriaId":8},{"id":6,"nombre":"LAS VOCES DEL MIRLO","descripcion":"LA VOZ DE JULIA BELLIDO ALCANZA EN ESTE LIBRO UNA DEPURACIÓN DETENIDA EN EL IMPULSO DEL LENGUAJE, QUE SE MIRA A SÍ MISMO ANTES DE PARTIR, ANTES SIQUIERA DE SER CONCEBIDO.","personaId":6,"categoriaId":8},{"id":7,"nombre":"EL ORIGEN DE LAS ESPECIES","descripcion":"ES UN LIBRO DE CHARLES DARWIN PUBLICADO EL 24 DE NOVIEMBRE DE 1859, CONSIDERADO UNO DE LOS TRABAJOS PRECURSORES DE LA LITERATURA CIENTÍFICA Y EL FUNDAMENTO DE LA TEORÍA DE LA BIOLOGÍA EVOLUTIVA.","personaId":null,"categoriaId":1},{"id":8,"nombre":"BREVE HISTORIA DEL TIEMPO","descripcion":"ES UN LIBRO DE DIVULGACIÓN CIENTÍFICA PUBLICADO EN 1988 POR EL FÍSICO TEÓRICO, ASTROFÍSICO, COSMÓLOGO Y DIVULGADOR CIENTÍFICO BRITÁNICO STEPHEN HAWKING Y PROLOGADO POR CARL SAGAN.","personaId":null,"categoriaId":1},{"id":9,"nombre":"VIDAS PARALELAS","descripcion":"SON UNA COLECCIÓN BIOGRÁFICA ESCRITA EN GRIEGO POR PLUTARCO ENTRE FINALES DEL SIGLO I Y PRINCIPIOS DEL SIGLO II","personaId":null,"categoriaId":4},{"id":10,"nombre":"MARIA ANTONIETA","descripcion":"MAGISTRAL BIOGRAFÍA DE UNA FIGURA HISTÓRICA DE LA QUE SÓLO CONOCEMOS SU FINAL.LA DESTREZA DE STEFAN ZWEIG PARA EL RETRATO Y SU FINÍSIMA COMPRENSIÓN DEL ALMA HUMANA SE UNEN PARA DIBUJAR UN CUADRO EXTRAORDINARIO DE LA MÁS FAMOSA VÍCTIMA DE LA GUILLOTINA","personaId":null,"categoriaId":4}]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1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{"id":1,"nombre":"BESTIARIO","descripcion":"LIBRO DE CUENTOS DE JULIO CORTAZAR","personaId":4,"categoriaId":2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1000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{"message":"No se encuentra ese libr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aaa</text:p>
          </table:table-cell>
          <table:table-cell table:style-name="ce4" office:value-type="string" calcext:value-type="string">
            <text:p>GET</text:p>
          </table:table-cell>
          <table:table-cell table:style-name="ce4"/>
          <table:table-cell table:style-name="ce4" office:value-type="string" calcext:value-type="string">
            <text:p>{"message":"No se encuentra ese libro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CURSO REACT","descripcion":"APRENDIENDO IF ELSE CON LORENA","personaId":"4","categoriaId":"2"}</text:p>
          </table:table-cell>
          <table:table-cell table:style-name="ce4" office:value-type="string" calcext:value-type="string">
            <text:p>{"message":"Libro registrado","result":{"id":11,"nombre":"CURSO REACT","descripcion":"APRENDIENDO IF ELSE CON LORENA","categoriaId":"2","personaId":"4"}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CURSO REACT","descripcion":"APRENDIENDO IF ELSE CON LORENA","personaId":"4","categoriaId":"2"}</text:p>
          </table:table-cell>
          <table:table-cell table:style-name="ce4" office:value-type="string" calcext:value-type="string">
            <text:p>{"message":" - ese libro ya existe -"}</text:p>
          </table:table-cell>
          <table:table-cell office:value-type="string" calcext:value-type="string">
            <text:p>NO DA ERROR DE LIBRO NO EXISTEN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calhost:3000/libr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1111","descripcion":"APRENDIENDO IF ELSE CON LORENA","personaId":"4","categoriaId":"2"}</text:p>
          </table:table-cell>
          <table:table-cell table:style-name="ce4" office:value-type="string" calcext:value-type="string">
            <text:p>{"message":"Libro registrado","result":{"id":12,"nombre":"1111","descripcion":"APRENDIENDO IF ELSE CON LORENA","categoriaId":"2","personaId":"4"}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CURSO REACT","descripcion":"1111","personaId":"4","categoriaId":"2"}</text:p>
          </table:table-cell>
          <table:table-cell table:style-name="ce4" office:value-type="string" calcext:value-type="string">
            <text:p>{"message":"Libro registrado","result":{"id":13,"nombre":"CURSO REACT2","descripcion":"1111","categoriaId":"2","personaId":"4"}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CURSO REACT","descripcion":"APRENDIENDO IF ELSE CON LORENA","personaId":"","categoriaId":"2"}</text:p>
          </table:table-cell>
          <table:table-cell table:style-name="ce4" office:value-type="string" calcext:value-type="string">
            <text:p>{"message":"Libro registrado","result":{"id":14,"nombre":"CURSO REACT3","descripcion":"APRENDIENDO IF ELSE CON LORENA","categoriaId":"2","personaId":null}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{"nombre":"CURSO REACT","descripcion":"APRENDIENDO IF ELSE CON LORENA","personaId":"","categoriaId":""}</text:p>
          </table:table-cell>
          <table:table-cell table:style-name="ce4" office:value-type="string" calcext:value-type="string">
            <text:p>{"message":" - nombre y categoría son datos obligatorios -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</text:p>
          </table:table-cell>
          <table:table-cell table:style-name="ce4" office:value-type="string" calcext:value-type="string">
            <text:p>POST</text:p>
          </table:table-cell>
          <table:table-cell table:number-columns-repeated="2" table:style-name="ce4" office:value-type="string" calcext:value-type="string">
            <text:p>{ <text:s/>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11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CURSO NODEJS","descripcion":"DESPUES DEL IF ELSE APRENDAMOS EL FOR","personaId":"4","categoriaId":"2"}</text:p>
          </table:table-cell>
          <table:table-cell table:style-name="ce4" office:value-type="string" calcext:value-type="string">
            <text:p>{"message":"id: 11 - modificado - ","result":{"id":11,"nombre":"CURSO REACT","descripcion":"APRENDIENDO IF ELSE CON LORENA","personaId":4,"categoriaId":2}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1000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CURSO NODEJS2","descripcion":"DESPUES DEL IF ELSE APRENDAMOS EL FOR","personaId":"4","categoriaId":"2"}</text:p>
          </table:table-cell>
          <table:table-cell table:style-name="ce4" office:value-type="string" calcext:value-type="string">
            <text:p>{"message":" - no existe el id solicitado -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aaa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CURSO NODEJS2","descripcion":"DESPUES DEL IF ELSE APRENDAMOS EL FOR","personaId":"4","categoriaId":"2"}</text:p>
          </table:table-cell>
          <table:table-cell table:style-name="ce4" office:value-type="string" calcext:value-type="string">
            <text:p>{"message":" - no existe el id solicitado -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11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1111","descripcion":"APRENDIENDO IF ELSE CON LORENA","personaId":"4","categoriaId":"2"}</text:p>
          </table:table-cell>
          <table:table-cell table:style-name="ce4" office:value-type="string" calcext:value-type="string">
            <text:p>{"message":"id: 11 - modificado - ","result":{"id":11,"nombre":"1111","descripcion":"DESPUES DEL IF ELSE APRENDAMOS EL FOR","personaId":4,"categoriaId":2}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11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1112","descripcion":"1111","personaId":"4","categoriaId":"2"}</text:p>
          </table:table-cell>
          <table:table-cell table:style-name="ce4" office:value-type="string" calcext:value-type="string">
            <text:p>{"message":" - no se actualizaron los datos -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11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1111","descripcion":"APRENDIENDO IF ELSE CON LORENA","personaId":"a","categoriaId":"2"}</text:p>
          </table:table-cell>
          <table:table-cell table:style-name="ce4" office:value-type="string" calcext:value-type="string">
            <text:p>{"message":" - no se actualizaron los datos -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11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{"nombre":"1111","descripcion":"APRENDIENDO IF ELSE CON LORENA","personaId":"4","categoriaId":"a"}</text:p>
          </table:table-cell>
          <table:table-cell table:style-name="ce4" office:value-type="string" calcext:value-type="string">
            <text:p>{"message":" - no se actualizaron los datos -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11</text:p>
          </table:table-cell>
          <table:table-cell table:style-name="ce4" office:value-type="string" calcext:value-type="string">
            <text:p>PUT</text:p>
          </table:table-cell>
          <table:table-cell table:number-columns-repeated="2" table:style-name="ce4" office:value-type="string" calcext:value-type="string">
            <text:p>{ <text:s/>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5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message":"- ese libro esta prestado, no se puede borrar 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1000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message":" - ese libro no existe -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aaa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message":"-se esperaba un parametro id:Int."}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localhost:3000/libro/15</text:p>
          </table:table-cell>
          <table:table-cell table:style-name="ce4" office:value-type="string" calcext:value-type="string">
            <text:p>DELETE</text:p>
          </table:table-cell>
          <table:table-cell table:style-name="ce4"/>
          <table:table-cell table:style-name="ce4" office:value-type="string" calcext:value-type="string">
            <text:p>{"message":" - se borro correctamente -"}</text:p>
          </table:table-cell>
          <table:table-cell table:number-columns-repeated="1020"/>
        </table:table-row>
        <table:table-row table:style-name="ro1" table:number-rows-repeated="84">
          <table:table-cell table:style-name="ce7" table:number-columns-repeated="4"/>
          <table:table-cell table:number-columns-repeated="102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00:05:34.6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2T15:48:21.498000000</meta:creation-date>
    <dc:date>2021-06-10T01:25:30.637000000</dc:date>
    <meta:editing-duration>PT9H12M20S</meta:editing-duration>
    <meta:editing-cycles>9</meta:editing-cycles>
    <meta:generator>LibreOffice/7.0.3.1$Windows_X86_64 LibreOffice_project/d7547858d014d4cf69878db179d326fc3483e082</meta:generator>
    <meta:document-statistic meta:table-count="1" meta:cell-count="224" meta:object-count="0"/>
  </office:meta>
</office:document-meta>
</file>